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c3491" officeooo:paragraph-rsid="001c3491"/>
    </style:style>
    <style:style style:name="P2" style:family="paragraph" style:parent-style-name="Standard">
      <style:text-properties officeooo:rsid="001d43cd" officeooo:paragraph-rsid="001d43cd"/>
    </style:style>
    <style:style style:name="P3" style:family="paragraph" style:parent-style-name="Standard">
      <style:text-properties officeooo:rsid="001e9cc7" officeooo:paragraph-rsid="001e9cc7"/>
    </style:style>
    <style:style style:name="P4" style:family="paragraph" style:parent-style-name="Standard">
      <style:text-properties officeooo:rsid="001c3491" officeooo:paragraph-rsid="001c3491"/>
    </style:style>
    <style:style style:name="P5" style:family="paragraph" style:parent-style-name="Standard">
      <style:text-properties officeooo:rsid="001ecfbd" officeooo:paragraph-rsid="001ecfbd"/>
    </style:style>
    <style:style style:name="T1" style:family="text">
      <style:text-properties officeooo:rsid="001d43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shop Notes:</text:p>
      <text:p text:style-name="P1"/>
      <text:p text:style-name="P1">Git:</text:p>
      <text:p text:style-name="P1"/>
      <text:p text:style-name="P1">Git is a distributed version control system – does not need a server, can run locally</text:p>
      <text:p text:style-name="P1"/>
      <text:p text:style-name="P1">Three phases for a file in git:</text:p>
      <text:p text:style-name="P1"/>
      <text:p text:style-name="P1">modified – staged – commited</text:p>
      <text:p text:style-name="P1"/>
      <text:p text:style-name="P1">git config –global user.name “”</text:p>
      <text:p text:style-name="P1">git config –global user.email “”</text:p>
      <text:p text:style-name="P5">git config –global core.editor “”</text:p>
      <text:p text:style-name="P1"/>
      <text:p text:style-name="P1">git init </text:p>
      <text:p text:style-name="P1">git add .</text:p>
      <text:p text:style-name="P1">Git add *.c</text:p>
      <text:p text:style-name="P1">git commit -am “”</text:p>
      <text:p text:style-name="P1">git commit -m “”</text:p>
      <text:p text:style-name="P1"/>
      <text:p text:style-name="P1">git clone “”</text:p>
      <text:p text:style-name="P1">git push server branch</text:p>
      <text:p text:style-name="P1">git fetch </text:p>
      <text:p text:style-name="P1">git pull server branch</text:p>
      <text:p text:style-name="P1"/>
      <text:p text:style-name="P1">git status</text:p>
      <text:p text:style-name="P1">git mv</text:p>
      <text:p text:style-name="P1">git rm</text:p>
      <text:p text:style-name="P1">git log</text:p>
      <text:p text:style-name="P1"/>
      <text:p text:style-name="P1">git tag (-a)</text:p>
      <text:p text:style-name="P1">git push server tag</text:p>
      <text:p text:style-name="P1">git checkout -b “newBranch” tag</text:p>
      <text:p text:style-name="P1"/>
      <text:p text:style-name="P1">git branch “new Branch” <text:span text:style-name="T1">(Head still points to Master)</text:span></text:p>
      <text:p text:style-name="P1"/>
      <text:p text:style-name="P2">git checkout branch (Head now points to branch)</text:p>
      <text:p text:style-name="P2"/>
      <text:p text:style-name="P1"/>
      <text:p text:style-name="P3">git merge 'branch2' (merge current branch with branch2'</text:p>
      <text:p text:style-name="P3">git branch -d 'branch2'</text:p>
      <text:p text:style-name="P3"/>
      <text:p text:style-name="P3">git rebase master “apply patch from current branch to master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0:19:01.339700377</meta:creation-date>
    <dc:date>2015-10-22T13:11:14.455327463</dc:date>
    <meta:editing-duration>PT22M49S</meta:editing-duration>
    <meta:editing-cycles>4</meta:editing-cycles>
    <meta:generator>LibreOffice/4.4.5.2$Linux_X86_64 LibreOffice_project/40m0$Build-2</meta:generator>
    <meta:document-statistic meta:table-count="0" meta:image-count="0" meta:object-count="0" meta:page-count="1" meta:paragraph-count="29" meta:word-count="131" meta:character-count="717" meta:non-whitespace-character-count="610"/>
  </office:meta>
</office:document-meta>
</file>